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Builder.createWar( final IProgressMonitor theP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WarBuilder.getJar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Builder.createZipFile( final File theZipFile , final File theExistin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arBuilder.getUserWebFiles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arBuilder.getAbsoluteOutputLocation( final IJavaProject theJava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rBuilder.getAbsoluteEntries( final IClasspathEntry [ ] theEntr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WarBuilder.getZipFileSets( final IClasspathEntry [ ] theJar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arBuilder.getOutputW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Builder.delete( final File the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arBuilder.getWebXML( final File theWebFiles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arBuilder.WarBuilder( final IJavaProject theJava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